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Small_20_Arrow" draw:marker-end-width="0.2cm" draw:textarea-horizontal-align="center" draw:textarea-vertical-align="middle"/>
    </style:style>
    <style:style style:name="gr3" style:family="graphic" style:parent-style-name="standard">
      <style:graphic-properties draw:marker-end="Small_20_Arrow" draw:marker-end-width="0.1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layer="layout" svg:width="7.75cm" svg:height="0.5cm" svg:x="11.25cm" svg:y="4.5cm">
          <text:p text:style-name="P1"><text:span text:style-name="T1">size</text:span></text:p>
        </draw:rect>
        <draw:rect draw:style-name="gr1" draw:layer="layout" svg:width="7.75cm" svg:height="0.5cm" svg:x="11.25cm" svg:y="5cm">
          <text:p text:style-name="P1">classNameAddr</text:p>
        </draw:rect>
        <draw:line draw:style-name="gr2" draw:layer="layout" svg:x1="9.75cm" svg:y1="4.75cm" svg:x2="11.25cm" svg:y2="4.75cm">
          <text:p/>
        </draw:line>
        <draw:rect draw:style-name="gr1" draw:layer="layout" svg:width="7.75cm" svg:height="0.5cm" svg:x="11.25cm" svg:y="5.5cm">
          <text:p text:style-name="P1">instPtrOffset</text:p>
        </draw:rect>
        <draw:rect draw:style-name="gr1" draw:id="id1" draw:layer="layout" svg:width="7.75cm" svg:height="0.5cm" svg:x="11.25cm" svg:y="6cm">
          <text:p text:style-name="P1">intfTypeChkOffset</text:p>
        </draw:rect>
        <draw:rect draw:style-name="gr1" draw:layer="layout" svg:width="4cm" svg:height="0.5cm" svg:x="11.25cm" svg:y="7.5cm">
          <text:p text:style-name="P1">interface chkId 1</text:p>
        </draw:rect>
        <draw:rect draw:style-name="gr1" draw:id="id2" draw:layer="layout" svg:width="3.75cm" svg:height="0.5cm" svg:x="15.25cm" svg:y="7.5cm">
          <text:p text:style-name="P1">interface chkId 2</text:p>
        </draw:rect>
        <draw:rect draw:style-name="gr1" draw:layer="layout" svg:width="4cm" svg:height="0.5cm" svg:x="11.25cm" svg:y="8cm">
          <text:p text:style-name="P1">interface chkId 3</text:p>
        </draw:rect>
        <draw:rect draw:style-name="gr1" draw:layer="layout" svg:width="3.75cm" svg:height="0.5cm" svg:x="15.25cm" svg:y="8cm">
          <text:p text:style-name="P1">.....</text:p>
        </draw:rect>
        <draw:connector draw:style-name="gr3" draw:layer="layout" svg:x1="19cm" svg:y1="6.25cm" svg:x2="19cm" svg:y2="7.75cm" draw:start-shape="id1" draw:start-glue-point="1" draw:end-shape="id2" draw:end-glue-point="1" svg:d="m19000 6250h501v1500h-501">
          <text:p/>
        </draw:connector>
        <draw:line draw:style-name="gr4" draw:layer="layout" svg:x1="11.25cm" svg:y1="9.5cm" svg:x2="11.25cm" svg:y2="3.25cm">
          <text:p/>
        </draw:line>
        <draw:line draw:style-name="gr4" draw:layer="layout" svg:x1="19cm" svg:y1="9.5cm" svg:x2="19cm" svg:y2="3.25cm">
          <text:p/>
        </draw:line>
        <draw:line draw:style-name="gr5" draw:layer="layout" svg:x1="15.25cm" svg:y1="4.25cm" svg:x2="15.25cm" svg:y2="3.25cm">
          <text:p/>
        </draw:line>
        <draw:line draw:style-name="gr5" draw:layer="layout" svg:x1="15.25cm" svg:y1="7.25cm" svg:x2="15.25cm" svg:y2="6.75cm">
          <text:p/>
        </draw:line>
        <draw:line draw:style-name="gr5" draw:layer="layout" svg:x1="15.25cm" svg:y1="9.75cm" svg:x2="15.25cm" svg:y2="8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mall_20_Arrow" draw:display-name="Small Arrow" svg:viewBox="0 0 1321 3493" svg:d="m1321 3493h-1321l702-3493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Urs Graf</meta:initial-creator>
    <meta:creation-date>2010-04-12T08:44:15</meta:creation-date>
    <dc:creator>Urs Graf</dc:creator>
    <dc:date>2013-03-15T13:25:04.42</dc:date>
    <meta:printed-by>Martin Züger</meta:printed-by>
    <meta:print-date>2011-11-09T09:58:06.82</meta:print-date>
    <meta:editing-cycles>29</meta:editing-cycles>
    <meta:editing-duration>PT09H31M22S</meta:editing-duration>
    <meta:document-statistic meta:object-count="15"/>
    <meta:user-defined meta:name="Info 1"/>
    <meta:user-defined meta:name="Info 2"/>
    <meta:user-defined meta:name="Info 3"/>
    <meta:user-defined meta:name="Info 4"/>
  </office:meta>
</office:document-meta>
</file>